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1000000100000494000001905FF361528E73D32B.png" manifest:media-type="image/png"/>
  <manifest:file-entry manifest:full-path="Pictures/100000010000031D0000026A390AE8431344C7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 style:list-style-name="L1">
      <style:graphic-properties draw:textarea-vertical-align="top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18.362cm" svg:height="3.914cm" svg:x="4.819cm" svg:y="4.043cm" presentation:class="title" presentation:user-transformed="true">
          <draw:text-box>
            <text:p>Rétroaction et oscillations</text:p>
          </draw:text-box>
        </draw:frame>
        <draw:frame presentation:style-name="pr2" draw:text-style-name="P3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3" draw:text-style-name="P5" draw:layer="layout" svg:width="16.498cm" svg:height="5.629cm" svg:x="5.751cm" svg:y="5.061cm">
          <draw:image xlink:href="Pictures/1000000100000494000001905FF361528E73D3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3" draw:text-style-name="P5" draw:layer="layout" svg:width="17cm" svg:height="13.182cm" svg:x="5.5cm" svg:y="1.284cm">
          <draw:image xlink:href="Pictures/100000010000031D0000026A390AE8431344C7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29M11S</meta:editing-duration>
    <meta:editing-cycles>15</meta:editing-cycles>
    <meta:generator>LibreOffice/7.2.7.2$Windows_X86_64 LibreOffice_project/8d71d29d553c0f7dcbfa38fbfda25ee34cce99a2</meta:generator>
    <dc:title>Slide agreg</dc:title>
    <dc:date>2022-06-03T17:57:51.029000000</dc:date>
    <meta:document-statistic meta:object-count="79"/>
  </office:meta>
</office:document-meta>
</file>